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24292e" style:font-name="Droid Sans Mono" fo:font-size="10.5pt" fo:font-weight="normal" fo:background-color="#ffffff"/>
    </style:style>
    <style:style style:name="P2" style:family="paragraph" style:parent-style-name="Standard">
      <style:paragraph-properties style:line-height-at-least="0.503cm"/>
      <style:text-properties fo:color="#24292e" style:font-name="Droid Sans Mono" fo:font-size="10.5pt" fo:font-weight="normal" officeooo:paragraph-rsid="001389fd" fo:background-color="#ffffff"/>
    </style:style>
    <style:style style:name="P3" style:family="paragraph" style:parent-style-name="Standard">
      <style:paragraph-properties fo:line-height="115%"/>
      <style:text-properties fo:color="#24292e" style:font-name="Droid Sans Mono" fo:font-size="10.5pt" fo:font-weight="normal" fo:background-color="#ffffff" style:font-size-asian="10pt" style:font-size-complex="10pt"/>
    </style:style>
    <style:style style:name="P4" style:family="paragraph" style:parent-style-name="Standard">
      <style:paragraph-properties fo:line-height="100%"/>
      <style:text-properties fo:color="#24292e" style:font-name="Droid Sans Mono" fo:font-size="10pt" fo:font-weight="normal" fo:background-color="#ffffff" style:font-size-asian="10pt" style:font-size-complex="10pt"/>
    </style:style>
    <style:style style:name="P5" style:family="paragraph" style:parent-style-name="Standard">
      <style:paragraph-properties fo:line-height="100%"/>
      <style:text-properties fo:color="#24292e" style:font-name="Droid Sans Mono" fo:font-size="10pt" fo:font-weight="normal" officeooo:paragraph-rsid="00132368" fo:background-color="#ffffff" style:font-size-asian="10pt" style:font-size-complex="10pt"/>
    </style:style>
    <style:style style:name="P6" style:family="paragraph" style:parent-style-name="Standard">
      <style:paragraph-properties fo:line-height="100%"/>
      <style:text-properties fo:color="#24292e" style:font-name="Droid Sans Mono" fo:font-size="10pt" fo:font-weight="normal" officeooo:rsid="00132368" officeooo:paragraph-rsid="00132368" fo:background-color="#ffffff" style:font-size-asian="10pt" style:font-size-complex="10pt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9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T1" style:family="text">
      <style:text-properties fo:color="#d73a49"/>
    </style:style>
    <style:style style:name="T2" style:family="text">
      <style:text-properties fo:color="#d73a49" style:font-name="Droid Sans Mono" fo:font-weight="normal" fo:background-color="#ffffff" loext:char-shading-value="0"/>
    </style:style>
    <style:style style:name="T3" style:family="text">
      <style:text-properties fo:color="#24292e" style:font-name="Droid Sans Mono" fo:font-weight="normal" fo:background-color="#ffffff" loext:char-shading-value="0"/>
    </style:style>
    <style:style style:name="T4" style:family="text">
      <style:text-properties fo:color="#6f42c1"/>
    </style:style>
    <style:style style:name="T5" style:family="text">
      <style:text-properties fo:color="#6f42c1" style:font-name="Droid Sans Mono" fo:font-weight="normal" fo:background-color="#ffffff" loext:char-shading-value="0"/>
    </style:style>
    <style:style style:name="T6" style:family="text">
      <style:text-properties fo:color="#6f42c1" style:font-name="Droid Sans Mono" fo:font-size="10pt" fo:font-weight="normal" fo:background-color="#ffffff" loext:char-shading-value="0" style:font-size-asian="10pt" style:font-size-complex="10pt"/>
    </style:style>
    <style:style style:name="T7" style:family="text">
      <style:text-properties fo:color="#6f42c1" officeooo:rsid="00132368"/>
    </style:style>
    <style:style style:name="T8" style:family="text">
      <style:text-properties fo:color="#005cc5"/>
    </style:style>
    <style:style style:name="T9" style:family="text">
      <style:text-properties fo:color="#005cc5" style:font-name="Droid Sans Mono" fo:font-weight="normal" fo:background-color="#ffffff" loext:char-shading-value="0"/>
    </style:style>
    <style:style style:name="T10" style:family="text">
      <style:text-properties fo:color="#22863a"/>
    </style:style>
    <style:style style:name="T11" style:family="text">
      <style:text-properties fo:color="#6a73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int</text:span><text:span text:style-name="T3"> </text:span><text:span text:style-name="T5">main</text:span><text:span text:style-name="T3">(</text:span><text:span text:style-name="T2">int</text:span><text:span text:style-name="T3"> argc, </text:span><text:span text:style-name="T2">char</text:span><text:span text:style-name="T3"> </text:span><text:span text:style-name="T2">*</text:span><text:span text:style-name="T3"> argv</text:span><text:span text:style-name="T2">[]</text:span><text:span text:style-name="T3">){</text:span></text:p>
      <text:p text:style-name="P4"><text:span text:style-name="T1"><text:s text:c="4"/>int</text:span> fd, fd_pipe1[<text:span text:style-name="T8">2</text:span>],fd_pipe2[<text:span text:style-name="T8">2</text:span>], n;</text:p>
      <text:p text:style-name="P5"><text:span text:style-name="T1"><text:s text:c="4"/>char</text:span> expression[MAXLINE], result[MAXLINE], final[MAXLINE<text:span text:style-name="T1">*</text:span><text:span text:style-name="T8">2</text:span> <text:span text:style-name="T1">+</text:span> <text:span text:style-name="T8">3</text:span>];</text:p>
      <text:p text:style-name="P8"/>
      <text:p text:style-name="P5"><text:span text:style-name="T1"><text:s text:c="4"/>if</text:span>(argc <text:span text:style-name="T1">!=</text:span> <text:span text:style-name="T8">2</text:span>){</text:p>
      <text:p text:style-name="P5"><text:span text:style-name="T1"><text:s text:c="8"/></text:span><text:span text:style-name="T4">fprintf(stderr,</text:span><text:span text:style-name="T10">"Usage: %s &lt;destination&gt;"</text:span><text:span text:style-name="T4">,argv[</text:span><text:span text:style-name="T8">0</text:span><text:span text:style-name="T4">])</text:span>;</text:p>
      <text:p text:style-name="P5"><text:span text:style-name="T1"><text:s text:c="8"/></text:span><text:span text:style-name="T4">exit(</text:span><text:span text:style-name="T8">1</text:span><text:span text:style-name="T4">)</text:span>;</text:p>
      <text:p text:style-name="P5"><text:span text:style-name="T1"><text:s text:c="4"/></text:span>}</text:p>
      <text:p text:style-name="P8"/>
      <text:p text:style-name="P5"><text:span text:style-name="T1"><text:s text:c="4"/></text:span><text:span text:style-name="T4">pipe(fd_pipe1)</text:span>;</text:p>
      <text:p text:style-name="P5"><text:span text:style-name="T1"><text:s text:c="4"/></text:span><text:span text:style-name="T4">pipe(fd_pipe2)</text:span>;</text:p>
      <text:p text:style-name="P8"/>
      <text:p text:style-name="P5"><text:span text:style-name="T1"><text:s text:c="4"/>pid_t</text:span> pid <text:span text:style-name="T1">=</text:span> <text:span text:style-name="T4">fork()</text:span>;</text:p>
      <text:p text:style-name="P8"/>
      <text:p text:style-name="P5"><text:span text:style-name="T1"><text:s text:c="4"/>if</text:span>(pid <text:span text:style-name="T1">&gt;</text:span> <text:span text:style-name="T8">0</text:span>){ <text:span text:style-name="T11">// Parent</text:span></text:p>
      <text:p text:style-name="P5"><text:span text:style-name="T1"><text:s text:c="8"/></text:span><text:span text:style-name="T4">close(fd_pipe1[READ])</text:span>;</text:p>
      <text:p text:style-name="P5"><text:span text:style-name="T1"><text:s text:c="8"/></text:span><text:span text:style-name="T4">close(fd_pipe2[WRITE])</text:span>;</text:p>
      <text:p text:style-name="P5"/>
      <text:p text:style-name="P5"><text:span text:style-name="T1"><text:s text:c="8"/>if</text:span>((fd <text:span text:style-name="T1">=</text:span> <text:span text:style-name="T4">open(argv[</text:span><text:span text:style-name="T8">1</text:span><text:span text:style-name="T4">], O_CREAT</text:span><text:span text:style-name="T1">|</text:span><text:span text:style-name="T4">O_WRONLY</text:span><text:span text:style-name="T1">|</text:span><text:span text:style-name="T4">O_APPEND,</text:span><text:span text:style-name="T1">0</text:span><text:span text:style-name="T8">644</text:span><text:span text:style-name="T4">)</text:span>) <text:span text:style-name="T1">==</text:span> <text:span text:style-name="T1">-</text:span><text:span text:style-name="T8">1</text:span>){</text:p>
      <text:p text:style-name="P5"><text:span text:style-name="T1"><text:s text:c="12"/></text:span><text:span text:style-name="T4">fprintf(stderr,</text:span><text:span text:style-name="T10">"Error opening file in write only mode"</text:span><text:span text:style-name="T4">)</text:span>;<text:span text:style-name="T1"> </text:span><text:span text:style-name="T4">exit(</text:span><text:span text:style-name="T8">1</text:span><text:span text:style-name="T4">)</text:span>;</text:p>
      <text:p text:style-name="P5"><text:span text:style-name="T1"><text:s text:c="8"/></text:span>}</text:p>
      <text:p text:style-name="P5"/>
      <text:p text:style-name="P5"><text:span text:style-name="T1"><text:s text:c="8"/>do</text:span>{</text:p>
      <text:p text:style-name="P5"><text:span text:style-name="T1"><text:s text:c="12"/></text:span><text:span text:style-name="T4">printf(</text:span><text:span text:style-name="T10">"Input expression (END = CTRL-D): "</text:span><text:span text:style-name="T4">)</text:span>;</text:p>
      <text:p text:style-name="P8"/>
      <text:p text:style-name="P5"><text:span text:style-name="T1"><text:s text:c="12"/>if</text:span>(<text:span text:style-name="T4">fgets(expression, MAXLINE, stdin)</text:span> <text:span text:style-name="T1">==</text:span> <text:span text:style-name="T8">NULL</text:span>) <text:span text:style-name="T1">break</text:span>;</text:p>
      <text:p text:style-name="P8"/>
      <text:p text:style-name="P5"><text:span text:style-name="T1"><text:s text:c="12"/></text:span>n <text:span text:style-name="T1">=</text:span> <text:span text:style-name="T4">strlen(expression)</text:span>;</text:p>
      <text:p text:style-name="P5"><text:span text:style-name="T1"><text:s text:c="12"/></text:span><text:span text:style-name="T4">write(fd_pipe1[WRITE], expression, n)</text:span>;</text:p>
      <text:p text:style-name="P8"/>
      <text:p text:style-name="P5"><text:span text:style-name="T1"><text:s text:c="12"/></text:span><text:span text:style-name="T4">read(fd_pipe2[READ],expression,MAXLINE)</text:span>;</text:p>
      <text:p text:style-name="P5"><text:span text:style-name="T1"><text:s text:c="12"/></text:span>expression[<text:span text:style-name="T4">strlen</text:span>(expression)<text:span text:style-name="T1">-</text:span><text:span text:style-name="T8">1</text:span>] <text:span text:style-name="T1">=</text:span> <text:span text:style-name="T10">'\0'</text:span>;</text:p>
      <text:p text:style-name="P5"><text:span text:style-name="T1"><text:s text:c="12"/></text:span><text:span text:style-name="T4">read(fd_pipe2[READ],result,MAXLINE)</text:span>;</text:p>
      <text:p text:style-name="P8"/>
      <text:p text:style-name="P5"><text:span text:style-name="T1"><text:s text:c="12"/></text:span><text:span text:style-name="T4">sprintf(final,</text:span><text:span text:style-name="T10">"%s = %s"</text:span><text:span text:style-name="T4">,expression,result)</text:span>;</text:p>
      <text:p text:style-name="P8"/>
      <text:p text:style-name="P5"><text:span text:style-name="T1"><text:s text:c="12"/></text:span><text:span text:style-name="T4">write(fd,final,strlen(final))</text:span>;</text:p>
      <text:p text:style-name="P8"/>
      <text:p text:style-name="P5"><text:span text:style-name="T1"><text:s text:c="12"/></text:span><text:span text:style-name="T4">memset(expression,</text:span><text:span text:style-name="T10">'\0'</text:span><text:span text:style-name="T4">,MAXLINE)</text:span>;</text:p>
      <text:p text:style-name="P5"><text:span text:style-name="T1"><text:s text:c="12"/></text:span><text:span text:style-name="T4">memset(result,</text:span><text:span text:style-name="T10">'\0'</text:span><text:span text:style-name="T4">,MAXLINE)</text:span>;</text:p>
      <text:p text:style-name="P5"><text:s text:c="4"/><text:span text:style-name="T1"><text:s text:c="8"/></text:span><text:span text:style-name="T4">memset(</text:span><text:span text:style-name="T7">final</text:span><text:span text:style-name="T4">,</text:span><text:span text:style-name="T10">'\0'</text:span><text:span text:style-name="T4">,MAXLINE)</text:span>;</text:p>
      <text:p text:style-name="P8"/>
      <text:p text:style-name="P5"><text:s text:c="2"/><text:span text:style-name="T1"><text:s text:c="6"/></text:span>} <text:span text:style-name="T1">while</text:span>(<text:span text:style-name="T8">1</text:span>);</text:p>
      <text:p text:style-name="P8"/>
      <text:p text:style-name="P5"><text:span text:style-name="T1"><text:s text:c="8"/></text:span><text:span text:style-name="T4">close(fd_pipe1[WRITE])</text:span>;</text:p>
      <text:p text:style-name="P5"><text:span text:style-name="T1"><text:s text:c="8"/></text:span><text:span text:style-name="T4">close(fd_pipe2[READ])</text:span>;</text:p>
      <text:p text:style-name="P6"><text:span text:style-name="T1"><text:s text:c="8"/></text:span><text:span text:style-name="T4">close(fd)</text:span>;</text:p>
      <text:p text:style-name="P5"><text:span text:style-name="T1"><text:s text:c="4"/></text:span>}</text:p>
      <text:p text:style-name="P5"><text:span text:style-name="T1"><text:s text:c="4"/>else</text:span> <text:span text:style-name="T1">if</text:span>(pid <text:span text:style-name="T1">==</text:span> <text:span text:style-name="T8">0</text:span>){ <text:span text:style-name="T11">// Child</text:span></text:p>
      <text:p text:style-name="P5"><text:span text:style-name="T1"><text:s text:c="8"/></text:span><text:span text:style-name="T4">close(fd_pipe1[WRITE])</text:span>;</text:p>
      <text:p text:style-name="P5"><text:span text:style-name="T1"><text:s text:c="8"/></text:span><text:span text:style-name="T4">close(fd_pipe2[READ])</text:span>;</text:p>
      <text:p text:style-name="P5"/>
      <text:p text:style-name="P5"><text:span text:style-name="T1"><text:s text:c="8"/></text:span><text:span text:style-name="T4">dup2(fd_pipe2[WRITE],STDOUT_FILENO)</text:span>;</text:p>
      <text:p text:style-name="P5"><text:span text:style-name="T1"><text:s text:c="8"/></text:span><text:span text:style-name="T4">dup2(fd_pipe1[READ],STDIN_FILENO)</text:span>;</text:p>
      <text:p text:style-name="P5"/>
      <text:p text:style-name="P5"><text:span text:style-name="T1"><text:s text:c="8"/></text:span><text:span text:style-name="T4">execlp(</text:span><text:span text:style-name="T10">"bc"</text:span><text:span text:style-name="T4">, </text:span><text:span text:style-name="T10">"bc"</text:span><text:span text:style-name="T4">, </text:span><text:span text:style-name="T10">"-qi"</text:span><text:span text:style-name="T4">, </text:span><text:span text:style-name="T8">NULL</text:span><text:span text:style-name="T4">)</text:span>;</text:p>
      <text:p text:style-name="P5"><text:span text:style-name="T1"><text:s text:c="4"/></text:span>}</text:p>
      <text:p text:style-name="P5"><text:span text:style-name="T1"><text:s text:c="4"/>else</text:span>{</text:p>
      <text:p text:style-name="P5"><text:span text:style-name="T1"><text:s text:c="8"/></text:span><text:span text:style-name="T4">fprintf(stderr,</text:span><text:span text:style-name="T10">"Fork error"</text:span><text:span text:style-name="T4">)</text:span>;<text:span text:style-name="T1"> </text:span><text:span text:style-name="T4">exit(</text:span><text:span text:style-name="T8">1</text:span><text:span text:style-name="T4">)</text:span>; </text:p>
      <text:p text:style-name="P5"><text:span text:style-name="T1"><text:s text:c="4"/></text:span>}</text:p>
      <text:p text:style-name="P5"><text:span text:style-name="T1">return</text:span> <text:span text:style-name="T8">0</text:span>;</text:p>
      <text:p text:style-name="P4">}</text:p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6T11:21:24.273412214</meta:creation-date>
    <dc:date>2020-06-16T11:32:11.567321927</dc:date>
    <meta:editing-duration>PT10M4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46" meta:word-count="112" meta:character-count="1528" meta:non-whitespace-character-count="1117"/>
  </office:meta>
</office:document-meta>
</file>